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ExtraLight" svg:font-family="'源ノ角ゴシック JP ExtraLight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081cm" fo:min-width="0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029cm" fo:min-width="0cm" fo:padding-top="0.151cm" fo:padding-bottom="0.151cm" fo:padding-left="0.276cm" fo:padding-right="0.276cm"/>
    </style:style>
    <style:style style:name="gr3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309cm"/>
    </style:style>
    <style:style style:name="gr5" style:family="graphic" style:parent-style-name="standard">
      <style:graphic-properties draw:stroke="none" svg:stroke-color="#000000" draw:fill="none" draw:fill-color="#ffffff" fo:min-height="0.739cm"/>
    </style:style>
    <style:style style:name="gr6" style:family="graphic" style:parent-style-name="standard">
      <style:graphic-properties draw:stroke="none" svg:stroke-color="#000000" draw:fill="none" draw:fill-color="#ffffff" fo:min-height="0.251cm"/>
    </style:style>
    <style:style style:name="gr7" style:family="graphic" style:parent-style-name="standard">
      <style:graphic-properties draw:stroke="none" svg:stroke-color="#000000" draw:fill="none" draw:fill-color="#ffffff" fo:min-height="0.24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源ノ角ゴシック JP ExtraLight" fo:font-size="10pt" style:font-name-asian="源ノ角ゴシック JP ExtraLight" style:font-size-asian="10pt" style:font-size-complex="10pt"/>
    </style:style>
    <style:style style:name="P3" style:family="paragraph">
      <loext:graphic-properties draw:fill="none" draw:fill-color="#ffffff"/>
      <style:text-properties style:font-name="源ノ角ゴシック JP ExtraLight" fo:font-size="10pt" style:font-name-asian="源ノ角ゴシック JP ExtraLight" style:font-size-asian="10pt" style:font-size-complex="10pt"/>
    </style:style>
    <style:style style:name="P4" style:family="paragraph">
      <style:text-properties style:font-name="源ノ角ゴシック JP ExtraLight" fo:font-size="7pt" style:font-name-asian="源ノ角ゴシック JP ExtraLight" style:font-size-asian="7pt" style:font-size-complex="7pt"/>
    </style:style>
    <style:style style:name="P5" style:family="paragraph">
      <loext:graphic-properties draw:fill="none" draw:fill-color="#ffffff"/>
      <style:text-properties style:font-name="源ノ角ゴシック JP ExtraLight" fo:font-size="7pt" style:font-name-asian="源ノ角ゴシック JP ExtraLight" style:font-size-asian="7pt" style:font-size-complex="7pt"/>
    </style:style>
    <style:style style:name="T1" style:family="text">
      <style:text-properties style:font-name="源ノ角ゴシック JP ExtraLight" fo:font-size="10pt" style:font-name-asian="源ノ角ゴシック JP ExtraLight" style:font-size-asian="10pt" style:font-size-complex="10pt"/>
    </style:style>
    <style:style style:name="T2" style:family="text">
      <style:text-properties style:font-name="源ノ角ゴシック JP ExtraLight" fo:font-size="7pt" style:font-name-asian="源ノ角ゴシック JP ExtraLigh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" draw:id="id1" draw:layer="layout" svg:width="0.467cm" svg:height="0.467cm" svg:x="6.342cm" svg:y="1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467cm" svg:height="0.467cm" svg:x="2.596cm" svg:y="3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0.467cm" svg:height="0.467cm" svg:x="4.296cm" svg:y="3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0.467cm" svg:height="0.467cm" svg:x="6.496cm" svg:y="3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0.467cm" svg:height="0.467cm" svg:x="9.296cm" svg:y="3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576cm" svg:y1="2.109cm" svg:x2="2.995cm" svg:y2="3.156cm" draw:start-shape="id1" draw:start-glue-point="8" draw:end-shape="id2" draw:end-glue-point="11" svg:d="M6576 2109l-3581 1047" svg:viewBox="0 0 3582 1048">
          <text:p/>
        </draw:connector>
        <draw:connector draw:style-name="gr3" draw:text-style-name="P1" draw:layer="layout" draw:type="line" svg:x1="6.576cm" svg:y1="2.109cm" svg:x2="4.695cm" svg:y2="3.156cm" draw:start-shape="id1" draw:start-glue-point="8" draw:end-shape="id3" draw:end-glue-point="11" svg:d="M6576 2109l-1881 1047" svg:viewBox="0 0 1882 1048">
          <text:p/>
        </draw:connector>
        <draw:connector draw:style-name="gr3" draw:text-style-name="P1" draw:layer="layout" draw:type="line" svg:x1="6.575cm" svg:y1="2.109cm" svg:x2="6.73cm" svg:y2="3.088cm" draw:start-shape="id1" draw:start-glue-point="2" draw:end-shape="id4" draw:end-glue-point="4" svg:d="M6575 2109l155 979" svg:viewBox="0 0 156 980">
          <text:p/>
        </draw:connector>
        <draw:connector draw:style-name="gr3" draw:text-style-name="P1" draw:layer="layout" draw:type="line" svg:x1="6.576cm" svg:y1="2.109cm" svg:x2="9.529cm" svg:y2="3.088cm" draw:start-shape="id1" draw:start-glue-point="8" draw:end-shape="id5" svg:d="M6576 2109l2953 979" svg:viewBox="0 0 2954 980">
          <text:p/>
        </draw:connector>
        <draw:frame draw:style-name="gr4" draw:text-style-name="P3" draw:layer="layout" svg:width="3.878cm" svg:height="0.602cm" svg:x="6.968cm" svg:y="1.517cm">
          <draw:text-box>
            <text:p text:style-name="P2"><text:span text:style-name="T1">ou=Guilty Kiss</text:span></text:p>
          </draw:text-box>
        </draw:frame>
        <draw:frame draw:style-name="gr5" draw:text-style-name="P5" draw:layer="layout" svg:width="4.239cm" svg:height="0.989cm" svg:x="8.361cm" svg:y="3.449cm">
          <draw:text-box>
            <text:p text:style-name="P4"><text:span text:style-name="T2">Mail=</text:span></text:p>
            <text:p text:style-name="P4"><text:span text:style-name="T2">guilty_kiss@uranohoshi.example</text:span></text:p>
          </draw:text-box>
        </draw:frame>
        <draw:frame draw:style-name="gr6" draw:text-style-name="P5" draw:layer="layout" svg:width="2.003cm" svg:height="0.501cm" svg:x="6.208cm" svg:y="3.559cm">
          <draw:text-box>
            <text:p text:style-name="P4"><text:span text:style-name="T2">cn=</text:span><text:span text:style-name="T2">小原鞠莉</text:span></text:p>
          </draw:text-box>
        </draw:frame>
        <draw:frame draw:style-name="gr6" draw:text-style-name="P5" draw:layer="layout" svg:width="2.003cm" svg:height="0.501cm" svg:x="4.122cm" svg:y="3.63cm">
          <draw:text-box>
            <text:p text:style-name="P4"><text:span text:style-name="T2">cn=</text:span><text:span text:style-name="T2">桜内梨子</text:span></text:p>
          </draw:text-box>
        </draw:frame>
        <draw:frame draw:style-name="gr7" draw:text-style-name="P5" draw:layer="layout" svg:width="2.344cm" svg:height="0.499cm" svg:x="2.025cm" svg:y="3.652cm">
          <draw:text-box>
            <text:p text:style-name="P4"><text:span text:style-name="T2">cn=</text:span><text:span text:style-name="T2">津島ヨハネ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ExtraLight" svg:font-family="'源ノ角ゴシック JP ExtraLight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6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0T23:11:27.805000000</meta:creation-date>
    <dc:date>2018-12-21T02:46:11.424000000</dc:date>
    <meta:editing-duration>PT5M39S</meta:editing-duration>
    <meta:editing-cycles>1</meta:editing-cycles>
    <meta:document-statistic meta:object-count="14"/>
    <meta:generator>LibreOffice/5.4.4.2$Windows_X86_64 LibreOffice_project/2524958677847fb3bb44820e40380acbe820f960</meta:generator>
  </office:meta>
</office:document-meta>
</file>